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b32" officeooo:paragraph-rsid="0009eb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2:00:48.358911918</meta:creation-date>
    <dc:date>2024-06-25T12:01:09.393363053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